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Blade Master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ncrease damage of blade at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avy 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slash-type damage to single enemy in fro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l 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slash-type damage and minor ice to single enemy in front and reduce cool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l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atly reduce cool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 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uce cooldown passive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rill strike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pierce-type damage cd 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fire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and high fire element cd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inferno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fire element cd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i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ire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frigid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and high ice element cd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frost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ice element cd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ice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volt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and high volt element cd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olt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shock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volt element cd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olt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volt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y bl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high slash damage and high pure damage cd 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Ex-Plosion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pure damage cd 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u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pure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rive Mast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damage of drive attack and increase drive speed by fix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eed+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verchar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damage of next attack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amage %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Speed %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string" calcext:value-type="string">
            <text:p>mp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overdrive</text:p>
          </table:table-cell>
          <table:table-cell table:style-name="ce1"/>
          <table:table-cell table:style-name="ce3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can do drive in duration without cd</text:p>
          </table:table-cell>
          <table:table-cell table:style-name="ce1"/>
          <table:table-cell table:style-name="ce3"/>
          <table:table-cell table:number-columns-repeated="8"/>
        </table:table-row>
        <table:table-row table:style-name="ro1">
          <table:table-cell table:style-name="ce3" office:value-type="string" calcext:value-type="string">
            <text:p>mp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Speed %</text:p>
          </table:table-cell>
          <table:table-cell table:number-columns-repeated="10"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d cooldown</text:p>
          </table:table-cell>
          <table:table-cell table:number-columns-repeated="4"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10" table:style-name="ce1" office:value-type="float" office:value="3" calcext:value-type="float">
            <text:p>3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3" office:value-type="string" calcext:value-type="string">
            <text:p>Hp up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p up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1:42:29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0:56:24.270000000</meta:creation-date>
    <dc:date>2020-02-28T12:06:50.674000000</dc:date>
    <meta:editing-duration>PT10M23S</meta:editing-duration>
    <meta:editing-cycles>2</meta:editing-cycles>
    <meta:generator>LibreOffice/6.1.0.3$Windows_X86_64 LibreOffice_project/efb621ed25068d70781dc026f7e9c5187a4decd1</meta:generator>
    <meta:document-statistic meta:table-count="1" meta:cell-count="853" meta:object-count="0"/>
    <meta:user-defined meta:name=""/>
  </office:meta>
</office:document-meta>
</file>